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7ae60" officeooo:paragraph-rsid="0017ae60"/>
    </style:style>
    <style:style style:name="P2" style:family="paragraph" style:parent-style-name="Preformatted_20_Text">
      <style:text-properties officeooo:rsid="0017ae60" officeooo:paragraph-rsid="0018278e"/>
    </style:style>
    <style:style style:name="P3" style:family="paragraph" style:parent-style-name="Preformatted_20_Text">
      <style:text-properties officeooo:rsid="0019abf5" officeooo:paragraph-rsid="0019abf5"/>
    </style:style>
    <style:style style:name="P4" style:family="paragraph" style:parent-style-name="Preformatted_20_Text">
      <style:text-properties fo:font-weight="normal" officeooo:rsid="0019b74f" officeooo:paragraph-rsid="0019b74f" style:font-weight-asian="normal" style:font-weight-complex="normal"/>
    </style:style>
    <style:style style:name="P5" style:family="paragraph" style:parent-style-name="Preformatted_20_Text">
      <style:text-properties fo:font-weight="normal" officeooo:rsid="0018278e" officeooo:paragraph-rsid="0019abf5" style:font-weight-asian="normal" style:font-weight-complex="normal"/>
    </style:style>
    <style:style style:name="P6" style:family="paragraph" style:parent-style-name="Preformatted_20_Text">
      <style:text-properties style:text-underline-style="none" fo:font-weight="normal" officeooo:rsid="0019b74f" officeooo:paragraph-rsid="0019b74f" style:font-weight-asian="normal" style:font-weight-complex="normal"/>
    </style:style>
    <style:style style:name="P7" style:family="paragraph" style:parent-style-name="Preformatted_20_Text">
      <style:text-properties style:text-underline-style="none" fo:font-weight="normal" officeooo:rsid="001a755b" officeooo:paragraph-rsid="001a755b" style:font-weight-asian="normal" style:font-weight-complex="normal"/>
    </style:style>
    <style:style style:name="P8" style:family="paragraph" style:parent-style-name="Preformatted_20_Text">
      <style:text-properties fo:font-style="normal" style:text-underline-style="none" fo:font-weight="normal" officeooo:rsid="001a755b" officeooo:paragraph-rsid="001a755b" style:font-style-asian="normal" style:font-weight-asian="normal" style:font-style-complex="normal" style:font-weight-complex="normal"/>
    </style:style>
    <style:style style:name="P9" style:family="paragraph" style:parent-style-name="Preformatted_20_Text">
      <style:text-properties fo:font-style="normal" style:text-underline-style="none" fo:font-weight="normal" officeooo:rsid="001a755b" officeooo:paragraph-rsid="001bb3b6" style:font-style-asian="normal" style:font-weight-asian="normal" style:font-style-complex="normal" style:font-weight-complex="normal"/>
    </style:style>
    <style:style style:name="P10" style:family="paragraph" style:parent-style-name="Preformatted_20_Text">
      <style:text-properties fo:font-style="normal" style:text-underline-style="none" fo:font-weight="normal" officeooo:rsid="001bb3b6" officeooo:paragraph-rsid="001bb3b6" style:font-style-asian="normal" style:font-weight-asian="normal" style:font-style-complex="normal" style:font-weight-complex="normal"/>
    </style:style>
    <style:style style:name="P11" style:family="paragraph" style:parent-style-name="Preformatted_20_Text">
      <style:text-properties fo:font-style="normal" style:text-underline-style="none" fo:font-weight="normal" officeooo:rsid="001daa98" officeooo:paragraph-rsid="001daa98" style:font-style-asian="normal" style:font-weight-asian="normal" style:font-style-complex="normal" style:font-weight-complex="normal"/>
    </style:style>
    <style:style style:name="P12" style:family="paragraph" style:parent-style-name="Preformatted_20_Text">
      <style:text-properties fo:font-style="normal" style:text-underline-style="none" fo:font-weight="normal" officeooo:rsid="001dc632" officeooo:paragraph-rsid="001dc632" style:font-style-asian="normal" style:font-weight-asian="normal" style:font-style-complex="normal" style:font-weight-complex="normal"/>
    </style:style>
    <style:style style:name="P13" style:family="paragraph" style:parent-style-name="Preformatted_20_Text">
      <style:text-properties fo:font-style="normal" style:text-underline-style="none" fo:font-weight="normal" officeooo:rsid="001ea549" officeooo:paragraph-rsid="001ea549" style:font-style-asian="normal" style:font-weight-asian="normal" style:font-style-complex="normal" style:font-weight-complex="normal"/>
    </style:style>
    <style:style style:name="P14" style:family="paragraph" style:parent-style-name="Preformatted_20_Text">
      <style:text-properties fo:font-style="normal" style:text-underline-style="none" fo:font-weight="bold" officeooo:rsid="001a755b" officeooo:paragraph-rsid="001a755b" style:font-style-asian="normal" style:font-weight-asian="bold" style:font-style-complex="normal" style:font-weight-complex="bold"/>
    </style:style>
    <style:style style:name="P15" style:family="paragraph" style:parent-style-name="Preformatted_20_Text">
      <style:text-properties fo:font-style="normal" style:text-underline-style="none" fo:font-weight="bold" officeooo:rsid="001a755b" officeooo:paragraph-rsid="001bb3b6" style:font-style-asian="normal" style:font-weight-asian="bold" style:font-style-complex="normal" style:font-weight-complex="bold"/>
    </style:style>
    <style:style style:name="P16" style:family="paragraph" style:parent-style-name="Preformatted_20_Text">
      <style:text-properties fo:font-style="normal" style:text-underline-style="none" fo:font-weight="bold" officeooo:rsid="001bb3b6" officeooo:paragraph-rsid="001bb3b6" style:font-style-asian="normal" style:font-weight-asian="bold" style:font-style-complex="normal" style:font-weight-complex="bold"/>
    </style:style>
    <style:style style:name="P17" style:family="paragraph" style:parent-style-name="Preformatted_20_Text">
      <style:text-properties fo:font-style="normal" style:text-underline-style="none" fo:font-weight="bold" officeooo:rsid="001ea549" officeooo:paragraph-rsid="001ea549" style:font-style-asian="normal" style:font-weight-asian="bold" style:font-style-complex="normal" style:font-weight-complex="bold"/>
    </style:style>
    <style:style style:name="P18" style:family="paragraph" style:parent-style-name="Preformatted_20_Text">
      <style:text-properties fo:font-weight="bold" officeooo:rsid="0019abf5" officeooo:paragraph-rsid="0019abf5" style:font-weight-asian="bold" style:font-weight-complex="bold"/>
    </style:style>
    <style:style style:name="P19" style:family="paragraph" style:parent-style-name="Preformatted_20_Text">
      <style:text-properties fo:font-weight="bold" officeooo:rsid="0019b74f" officeooo:paragraph-rsid="0019b74f" style:font-weight-asian="bold" style:font-weight-complex="bold"/>
    </style:style>
    <style:style style:name="P20" style:family="paragraph" style:parent-style-name="Preformatted_20_Text">
      <style:text-properties fo:font-style="italic" style:text-underline-style="none" fo:font-weight="bold" officeooo:rsid="001a755b" officeooo:paragraph-rsid="001a755b" style:font-style-asian="italic" style:font-weight-asian="bold" style:font-style-complex="italic" style:font-weight-complex="bold"/>
    </style:style>
    <style:style style:name="P21" style:family="paragraph" style:parent-style-name="Preformatted_20_Text">
      <style:text-properties officeooo:rsid="0017ae60" officeooo:paragraph-rsid="0017ae60"/>
    </style:style>
    <style:style style:name="P22" style:family="paragraph" style:parent-style-name="Preformatted_20_Text">
      <style:text-properties fo:font-style="normal" style:text-underline-style="none" fo:font-weight="normal" officeooo:rsid="001ea549" officeooo:paragraph-rsid="001ea549" style:font-style-asian="normal" style:font-weight-asian="normal" style:font-style-complex="normal" style:font-weight-complex="normal"/>
    </style:style>
    <style:style style:name="P23" style:family="paragraph" style:parent-style-name="Preformatted_20_Text">
      <style:text-properties fo:font-style="normal" style:text-underline-style="none" fo:font-weight="normal" officeooo:rsid="00208aef" officeooo:paragraph-rsid="00208aef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278e" style:font-weight-asian="bold" style:font-weight-complex="bold"/>
    </style:style>
    <style:style style:name="T3" style:family="text">
      <style:text-properties fo:font-weight="bold" officeooo:rsid="001bb3b6" style:font-weight-asian="bold" style:font-weight-complex="bold"/>
    </style:style>
    <style:style style:name="T4" style:family="text">
      <style:text-properties fo:font-weight="bold" officeooo:rsid="001dc632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8278e" style:font-weight-asian="normal" style:font-weight-complex="normal"/>
    </style:style>
    <style:style style:name="T7" style:family="text">
      <style:text-properties fo:font-style="italic" officeooo:rsid="001dc632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1bb3b6"/>
    </style:style>
    <style:style style:name="T10" style:family="text">
      <style:text-properties officeooo:rsid="001dc6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r de mode de commande :</text:p>
      <text:p text:style-name="P1"><text:tab/>Enable/Disable pour passer de utilisateur à<text:span text:style-name="T5"> privilégié</text:span></text:p>
      <text:p text:style-name="P2"><text:span text:style-name="T5"><text:tab/>→</text:span><text:span text:style-name="T6"> En Utilisateur privilégié : </text:span></text:p>
      <text:p text:style-name="P2"><text:span text:style-name="T6"><text:tab/><text:tab/>→ </text:span><text:span text:style-name="T2">configure terminal </text:span><text:span text:style-name="T6">pour passer en configuration </text:span></text:p>
      <text:p text:style-name="P2"><text:span text:style-name="T6"><text:tab/><text:tab/><text:tab/>→ </text:span><text:span text:style-name="T2">line console 0</text:span><text:span text:style-name="T6"> pour configurer sur une ligne (?)</text:span></text:p>
      <text:p text:style-name="P2"><text:span text:style-name="T6"><text:tab/><text:tab/><text:tab/>→ </text:span><text:span text:style-name="T2">interface FastEthernet 0/0</text:span><text:span text:style-name="T6"> pour configurer une interface</text:span></text:p>
      <text:p text:style-name="P2"><text:span text:style-name="T6"><text:tab/><text:tab/>→ </text:span><text:span text:style-name="T2">exit</text:span><text:span text:style-name="T6"> pour revenir en arrière</text:span></text:p>
      <text:p text:style-name="P2"><text:span text:style-name="T6"><text:tab/><text:tab/>→ </text:span><text:span text:style-name="T2">end</text:span><text:span text:style-name="T6"> pour revenir au mode privilégié où que l’on soit</text:span></text:p>
      <text:p text:style-name="P5"/>
      <text:p text:style-name="P3"><text:span text:style-name="T6">P</text:span><text:span text:style-name="T5">ing un serveur :</text:span></text:p>
      <text:p text:style-name="P3"><text:span text:style-name="T5"><text:tab/></text:span><text:span text:style-name="T1">ping 10.10.10.5</text:span></text:p>
      <text:p text:style-name="P3"/>
      <text:p text:style-name="P3">Suivre les chemins d’un paquet de données :</text:p>
      <text:p text:style-name="P3"><text:tab/><text:span text:style-name="T1">traceroute 192.168.254.254</text:span></text:p>
      <text:p text:style-name="P18"/>
      <text:p text:style-name="P4">Obtenir des infos sur une commande :</text:p>
      <text:p text:style-name="P4"><text:tab/><text:span text:style-name="T1">ping ?</text:span></text:p>
      <text:p text:style-name="P19"><text:tab/>traceroute ?</text:p>
      <text:p text:style-name="P19"/>
      <text:p text:style-name="P4">Nommer un switch/routeur :</text:p>
      <text:p text:style-name="P6"><text:tab/>→ Débute par une lettre</text:p>
      <text:p text:style-name="P6"><text:tab/>→ Ne contient pas d’espaces</text:p>
      <text:p text:style-name="P6"><text:tab/>→ Se termine par une lettre ou un chiffre</text:p>
      <text:p text:style-name="P6"><text:tab/>→ 64 caractères max</text:p>
      <text:p text:style-name="P6"><text:tab/>→ Que lettres , chiffres et tirets</text:p>
      <text:p text:style-name="P6"/>
      <text:p text:style-name="P7">Configurer un nom d’hôte :</text:p>
      <text:p text:style-name="P7"><text:tab/>→ En mode de config globale : <text:span text:style-name="T1">hostname </text:span><text:span text:style-name="T8">nom d’hôte</text:span></text:p>
      <text:p text:style-name="P20"/>
      <text:p text:style-name="P8">Mettre un mot de passe au mode privilégié :</text:p>
      <text:p text:style-name="P8"><text:tab/>→ En mode de config globale : </text:p>
      <text:p text:style-name="P8"><text:span text:style-name="T1"><text:tab/><text:tab/>→ enable secret </text:span><text:span text:style-name="T8">password</text:span></text:p>
      <text:p text:style-name="P8">Mettre un mot de passe au mode utilisateur :</text:p>
      <text:p text:style-name="P8"><text:tab/>→ En mode de config globale : </text:p>
      <text:p text:style-name="P8"><text:tab/><text:tab/>→ <text:span text:style-name="T1">line console 0</text:span> pour configurer l’interface console</text:p>
      <text:p text:style-name="P8"><text:tab/><text:tab/>→ <text:span text:style-name="T1">password </text:span><text:span text:style-name="T8">password</text:span><text:span text:style-name="T1"> </text:span>pour initialiser le mdp</text:p>
      <text:p text:style-name="P8"><text:tab/><text:tab/>→ <text:span text:style-name="T1">login </text:span>pour activer le login obligatoire</text:p>
      <text:p text:style-name="P14"><text:tab/><text:tab/>→ exit</text:p>
      <text:p text:style-name="P8"><text:tab/></text:p>
      <text:p text:style-name="P8">Mettre un mot de passe sur les terminaux virtuels</text:p>
      <text:p text:style-name="P9"><text:tab/>→ <text:span text:style-name="T9">En mode de config globale</text:span></text:p>
      <text:p text:style-name="P9"><text:span text:style-name="T1"><text:tab/><text:tab/>→</text:span><text:span text:style-name="T3"> </text:span><text:span text:style-name="T1">line vty 0 15 </text:span><text:span text:style-name="T9">pour configurer l’interface virtuelle de 0 à 15</text:span></text:p>
      <text:p text:style-name="P9"><text:tab/><text:tab/>→ <text:span text:style-name="T1">password </text:span><text:span text:style-name="T8">password</text:span><text:span text:style-name="T1"> </text:span>pour initialiser le mdp</text:p>
      <text:p text:style-name="P9"><text:tab/><text:tab/>→ <text:span text:style-name="T1">login </text:span>pour activer le login obligatoire</text:p>
      <text:p text:style-name="P15"><text:tab/><text:tab/>→ exit</text:p>
      <text:p text:style-name="P10">Chiffrer les mots de passe : </text:p>
      <text:p text:style-name="P10"><text:tab/>→ <text:span text:style-name="T1">service password-encryption</text:span></text:p>
      <text:p text:style-name="P16"/>
      <text:p text:style-name="P10">Voir la configuration actuelle :</text:p>
      <text:p text:style-name="P10"><text:tab/>→ <text:span text:style-name="T1">show running-config</text:span></text:p>
      <text:p text:style-name="P16"/>
      <text:p text:style-name="P16"/>
      <text:p text:style-name="P11">Définir le message de bienvenue :</text:p>
      <text:p text:style-name="P11"><text:tab/>→ <text:span text:style-name="T1">banner motd #message#</text:span></text:p>
      <text:p text:style-name="P11"/>
      <text:p text:style-name="P12">Afficher la running-config où la startup-config</text:p>
      <text:p text:style-name="P10"><text:tab/>→<text:span text:style-name="T10"> </text:span><text:span text:style-name="T4">show </text:span><text:span text:style-name="T7">xxx</text:span><text:span text:style-name="T4">-</text:span><text:span text:style-name="T7">config</text:span></text:p>
      <text:p text:style-name="P16"/>
      <text:p text:style-name="P13">Enregistrer la config actuelle dans la startup-config</text:p>
      <text:p text:style-name="P13"><text:tab/>→ <text:span text:style-name="T1">copy running-config startup-config</text:span></text:p>
      <text:p text:style-name="P13"><text:tab/>ou</text:p>
      <text:p text:style-name="P13"><text:tab/>→ <text:span text:style-name="T1">copy run start</text:span></text:p>
      <text:p text:style-name="P17"/>
      <text:p text:style-name="P13">Supprimer la startup config</text:p>
      <text:p text:style-name="P13"><text:soft-page-break/><text:tab/>→ <text:span text:style-name="T1">erase startup config</text:span></text:p>
      <text:p text:style-name="P13"><text:span text:style-name="T1"/></text:p>
      <text:p text:style-name="P13"><text:span text:style-name="T1"/></text:p>
      <text:p text:style-name="P23">Afficher l’heure :</text:p>
      <text:p text:style-name="P23"><text:tab/>→ <text:span text:style-name="T1"><text:s/>show cloc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11-23T15:05:54.471647198</dc:date>
    <meta:editing-duration>PT27M31S</meta:editing-duration>
    <meta:editing-cycles>8</meta:editing-cycles>
    <meta:document-statistic meta:table-count="0" meta:image-count="0" meta:object-count="0" meta:page-count="2" meta:paragraph-count="55" meta:word-count="306" meta:character-count="1770" meta:non-whitespace-character-count="1457"/>
  </office:meta>
</office:document-meta>
</file>